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8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rtially buried root section of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499999999999996">
            <text:p>−0.575</text:p>
          </table:table-cell>
          <table:table-cell table:style-name="ACE-2" office:value-type="float" office:value="2.959940877787933">
            <text:p>2.96</text:p>
          </table:table-cell>
          <table:table-cell table:style-name="ACE-2" office:value-type="float" office:value="2.959940877787933">
            <text:p>2.96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9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470">
            <text:p>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rtially buried B2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499999999999996">
            <text:p>−0.575</text:p>
          </table:table-cell>
          <table:table-cell table:style-name="ACE-0" office:value-type="float" office:value="2.959940877787933">
            <text:p>2.95994</text:p>
          </table:table-cell>
          <table:table-cell table:style-name="ACE-0" office:value-type="float" office:value="2.959940877787933">
            <text:p>2.959940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7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2.5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25000000000000133">
            <text:p>0.025</text:p>
          </table:table-cell>
          <table:table-cell table:style-name="ACE-0" office:value-type="float" office:value="2.959940877787933">
            <text:p>2.95994</text:p>
          </table:table-cell>
          <table:table-cell table:style-name="ACE-0" office:value-type="float" office:value="2.959940877787933">
            <text:p>2.959940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0" table:number-rows-repeated="6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9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